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AndNameKey.compareTo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SystemAndNameKey.FileSystemAndNameKey( final FileSystem fileSystem , final FileName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SystemAndNameKey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AndNameKey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